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08406d"/>
    </style:style>
    <style:style style:name="T2" style:family="text">
      <style:text-properties officeooo:rsid="000992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4.2. ¿Qué función tiene el revestimiento en la fibra óptica?</text:p>
      <text:p text:style-name="Standard"/>
      <text:p text:style-name="Standard"><text:tab/><text:span text:style-name="T2">Tiende a actuar como un espejo que refleja la luz hacia el núcleo de la fibra. Así la luz permanece dentro del núcleo mientras viaja por la fibra.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0-24T15:50:31.863534205</meta:creation-date>
    <dc:date>2019-10-24T16:26:41.167053495</dc:date>
    <dc:creator>I116-05 </dc:creator>
    <meta:editing-duration>PT17M56S</meta:editing-duration>
    <meta:editing-cycles>2</meta:editing-cycles>
    <meta:generator>LibreOffice/6.0.4.1$Linux_X86_64 LibreOffice_project/00m0$Build-1</meta:generator>
    <meta:document-statistic meta:table-count="0" meta:image-count="0" meta:object-count="0" meta:page-count="1" meta:paragraph-count="2" meta:word-count="38" meta:character-count="209" meta:non-whitespace-character-count="172"/>
  </office:meta>
</office:document-meta>
</file>